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A000009AF039BCC80D82BD8E1.jpg" manifest:media-type="image/jpeg"/>
  <manifest:file-entry manifest:full-path="Pictures/10000001000001AB000000D083C5F20C5BAC98C0.png" manifest:media-type="image/png"/>
  <manifest:file-entry manifest:full-path="Pictures/1000000000000CEA000009AFB9BA35712F263FC0.jpg" manifest:media-type="image/jpeg"/>
  <manifest:file-entry manifest:full-path="Pictures/10000000000001AA000000D0BF23EB86F2ED864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echnika" svg:font-family="Technika" style:font-family-generic="roman" style:font-pitch="variable"/>
    <style:font-face style:name="Technika-Bold" svg:font-family="Technika-Bold" style:font-pitch="variable"/>
    <style:font-face style:name="Technika-Bold1" svg:font-family="Technika-Bold" style:font-family-generic="roman" style:font-pitch="variable"/>
    <style:font-face style:name="Technika1" svg:font-family="Technika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ezentace_25_20EN1-title">
      <style:graphic-properties draw:stroke="none" draw:fill="none" draw:fill-color="#ffffff" draw:textarea-horizontal-align="left" draw:textarea-vertical-align="top" fo:min-height="3.757cm" draw:shadow-color="#808080"/>
      <style:paragraph-properties style:writing-mode="lr-tb"/>
    </style:style>
    <style:style style:name="pr2" style:family="presentation" style:parent-style-name="Prezentace_25_20EN1-subtitle">
      <style:graphic-properties draw:stroke="none" draw:fill="none" draw:fill-color="#ffffff" draw:textarea-horizontal-align="left" draw:textarea-vertical-align="top" fo:min-height="4.922cm" draw:shadow-color="#808080"/>
      <style:paragraph-properties style:writing-mode="lr-tb"/>
    </style:style>
    <style:style style:name="pr3" style:family="presentation" style:parent-style-name="Prezentace_25_20EN1-notes">
      <style:graphic-properties draw:fill-color="#ffffff" fo:min-height="11.429cm"/>
      <style:paragraph-properties style:writing-mode="lr-tb"/>
    </style:style>
    <style:style style:name="pr4" style:family="presentation" style:parent-style-name="Prezentace_25_20EN2-title">
      <style:graphic-properties draw:stroke="none" draw:fill="none" draw:fill-color="#ffffff" draw:textarea-horizontal-align="left" draw:textarea-vertical-align="top" fo:min-height="3.757cm" draw:shadow-color="#808080"/>
      <style:paragraph-properties style:writing-mode="lr-tb"/>
    </style:style>
    <style:style style:name="pr5" style:family="presentation" style:parent-style-name="Prezentace_25_20EN2-subtitle">
      <style:graphic-properties draw:stroke="none" draw:fill="none" draw:fill-color="#ffffff" draw:textarea-horizontal-align="left" draw:textarea-vertical-align="top" fo:min-height="4.922cm" draw:shadow-color="#808080"/>
      <style:paragraph-properties style:writing-mode="lr-tb"/>
    </style:style>
    <style:style style:name="pr6" style:family="presentation" style:parent-style-name="Prezentace_25_20EN2-notes">
      <style:graphic-properties draw:fill-color="#ffffff" fo:min-height="11.429cm"/>
      <style:paragraph-properties style:writing-mode="lr-tb"/>
    </style:style>
    <style:style style:name="pr7" style:family="presentation" style:parent-style-name="Prezentace_25_20EN-title">
      <style:graphic-properties draw:stroke="none" draw:fill="none" draw:fill-color="#ffffff" draw:textarea-horizontal-align="left" draw:textarea-vertical-align="top" fo:min-height="2.76cm" draw:shadow-color="#808080"/>
      <style:paragraph-properties style:writing-mode="lr-tb"/>
    </style:style>
    <style:style style:name="pr8" style:family="presentation" style:parent-style-name="Prezentace_25_20EN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9.5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Prezentace_25_20EN-notes">
      <style:graphic-properties draw:fill-color="#ffffff" fo:min-height="11.429cm"/>
      <style:paragraph-properties style:writing-mode="lr-tb"/>
    </style:style>
    <style:style style:name="pr10" style:family="presentation" style:parent-style-name="Prezentace_25_20EN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3.04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Prezentace_25_20EN3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29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Prezentace_25_20EN3-notes">
      <style:graphic-properties draw:fill-color="#ffffff" fo:min-height="11.429cm"/>
      <style:paragraph-properties style:writing-mode="lr-tb"/>
    </style:style>
    <style:style style:name="P1" style:family="paragraph">
      <style:text-properties fo:color="#ffffff" loext:opacity="100%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P2" style:family="paragraph">
      <loext:graphic-properties draw:fill="none" draw:fill-color="#ffffff"/>
      <style:text-properties fo:color="#ffffff" loext:opacity="100%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P3" style:family="paragraph">
      <style:paragraph-properties fo:text-align="start"/>
      <style:text-properties fo:color="#ffffff" loext:opacity="100%"/>
    </style:style>
    <style:style style:name="P4" style:family="paragraph">
      <loext:graphic-properties draw:fill="none" draw:fill-color="#ffffff"/>
      <style:paragraph-properties fo:text-align="start"/>
      <style:text-properties fo:color="#ffffff" loext:opacity="100%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000000" loext:opacity="100%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P7" style:family="paragraph">
      <loext:graphic-properties draw:fill="none" draw:fill-color="#ffffff"/>
      <style:text-properties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P8" style:family="paragraph">
      <loext:graphic-properties draw:fill="none" draw:fill-color="#ffffff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ffffff" loext:opacity="100%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rezentace_25_20EN1" presentation:presentation-page-layout-name="AL1T0" presentation:use-date-time-name="dtd1">
        <draw:frame presentation:style-name="pr1" draw:text-style-name="P2" draw:layer="layout" svg:width="21.493cm" svg:height="5.742cm" svg:x="2.998cm" svg:y="5cm" presentation:class="title" presentation:user-transformed="true">
          <draw:text-box>
            <text:p text:style-name="P1"><text:span text:style-name="T1">The Multi-Agent Path Finding</text:span><text:span text:style-name="T1"><text:line-break/></text:span><text:span text:style-name="T1">Demonstrator</text:span></text:p>
          </draw:text-box>
        </draw:frame>
        <draw:frame presentation:style-name="pr2" draw:text-style-name="P4" draw:layer="layout" svg:width="21.493cm" svg:height="6.435cm" svg:x="3.302cm" svg:y="11.334cm" presentation:class="subtitle" presentation:user-transformed="true">
          <draw:text-box>
            <text:p text:style-name="P3"><text:span text:style-name="T2">Ondřej Tůma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Supervisor: RNDr. Miroslav Kulich, Ph.D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zentace_25_20EN2" presentation:use-date-time-name="dtd1">
        <draw:frame presentation:style-name="pr4" draw:text-style-name="P6" draw:layer="layout" svg:width="21.493cm" svg:height="4.017cm" svg:x="2.998cm" svg:y="5cm" presentation:class="title" presentation:placeholder="true" presentation:user-transformed="true">
          <draw:text-box/>
        </draw:frame>
        <draw:frame presentation:style-name="pr5" draw:text-style-name="P7" draw:layer="layout" svg:width="21.493cm" svg:height="4.922cm" svg:x="2.998cm" svg:y="9.56cm" presentation:class="subtitle" presentation:placeholder="true">
          <draw:text-box/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zentace_25_20EN" presentation:use-date-time-name="dtd1">
        <draw:frame presentation:style-name="pr7" draw:text-style-name="P8" draw:layer="layout" svg:width="21.651cm" svg:height="3.02cm" svg:x="2.998cm" svg:y="5.001cm" presentation:class="title" presentation:placeholder="true">
          <draw:text-box/>
        </draw:frame>
        <draw:frame presentation:style-name="pr8" draw:text-style-name="P9" draw:layer="layout" svg:width="21.651cm" svg:height="9.802cm" svg:x="2.998cm" svg:y="8.49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zentace_25_20EN" presentation:use-date-time-name="dtd1">
        <draw:frame presentation:style-name="pr10" draw:text-style-name="P9" draw:layer="layout" svg:width="21.378cm" svg:height="13.299cm" svg:x="3.272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zentace_25_20EN3" presentation:use-date-time-name="dtd1">
        <draw:frame presentation:style-name="pr11" draw:text-style-name="P9" draw:layer="layout" svg:width="23.9cm" svg:height="17.55cm" svg:x="0.75cm" svg:y="0.7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1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echnika" svg:font-family="Technika" style:font-family-generic="roman" style:font-pitch="variable"/>
    <style:font-face style:name="Technika-Bold" svg:font-family="Technika-Bold" style:font-pitch="variable"/>
    <style:font-face style:name="Technika-Bold1" svg:font-family="Technika-Bold" style:font-family-generic="roman" style:font-pitch="variable"/>
    <style:font-face style:name="Technika1" svg:font-family="Technika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zentace_25_20EN-background" style:display-name="Prezentace%20EN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EN-backgroundobjects" style:display-name="Prezentace%20EN-backgroundobjects" style:family="presentation">
      <style:graphic-properties draw:textarea-horizontal-align="justify" draw:shadow="hidden" draw:shadow-offset-x="0.2cm" draw:shadow-offset-y="0.2cm" draw:shadow-color="#808080">
        <text:list-style style:name="Prezentace_25_20EN-backgroundobjects" style:display-name="Prezentace%20E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notes" style:display-name="Prezentace%20EN-notes" style:family="presentation">
      <style:graphic-properties draw:stroke="none" draw:fill="none">
        <text:list-style style:name="Prezentace_25_20EN-notes" style:display-name="Prezentace%20E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EN-outline1" style:display-name="Prezentace%20EN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Prezentace_25_20EN-outline1" style:display-name="Prezentace%20EN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-outline2" style:display-name="Prezentace%20EN-outline2" style:family="presentation" style:parent-style-name="Prezentace_25_20EN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EN-outline3" style:display-name="Prezentace%20EN-outline3" style:family="presentation" style:parent-style-name="Prezentace_25_20EN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EN-outline4" style:display-name="Prezentace%20EN-outline4" style:family="presentation" style:parent-style-name="Prezentace_25_20EN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outline5" style:display-name="Prezentace%20EN-outline5" style:family="presentation" style:parent-style-name="Prezentace_25_20EN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outline6" style:display-name="Prezentace%20EN-outline6" style:family="presentation" style:parent-style-name="Prezentace_25_20EN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outline7" style:display-name="Prezentace%20EN-outline7" style:family="presentation" style:parent-style-name="Prezentace_25_20EN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outline8" style:display-name="Prezentace%20EN-outline8" style:family="presentation" style:parent-style-name="Prezentace_25_20EN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outline9" style:display-name="Prezentace%20EN-outline9" style:family="presentation" style:parent-style-name="Prezentace_25_20EN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subtitle" style:display-name="Prezentace%20EN-subtitle" style:family="presentation">
      <style:graphic-properties draw:stroke="none" draw:fill="none" draw:textarea-vertical-align="middle">
        <text:list-style style:name="Prezentace_25_20EN-subtitle" style:display-name="Prezentace%20E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-title" style:display-name="Prezentace%20EN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EN-title" style:display-name="Prezentace%20E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EN1-background" style:display-name="Prezentace%20EN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EN1-backgroundobjects" style:display-name="Prezentace%20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EN1-notes" style:display-name="Prezentace%20EN1-notes" style:family="presentation">
      <style:graphic-properties draw:stroke="none" draw:fill="none">
        <text:list-style style:name="Prezentace_25_20EN1-notes" style:display-name="Prezentace%20EN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EN1-outline1" style:display-name="Prezentace%20EN1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Prezentace_25_20EN1-outline1" style:display-name="Prezentace%20EN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1-outline2" style:display-name="Prezentace%20EN1-outline2" style:family="presentation" style:parent-style-name="Prezentace_25_20EN1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EN1-outline3" style:display-name="Prezentace%20EN1-outline3" style:family="presentation" style:parent-style-name="Prezentace_25_20EN1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EN1-outline4" style:display-name="Prezentace%20EN1-outline4" style:family="presentation" style:parent-style-name="Prezentace_25_20EN1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outline5" style:display-name="Prezentace%20EN1-outline5" style:family="presentation" style:parent-style-name="Prezentace_25_20EN1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outline6" style:display-name="Prezentace%20EN1-outline6" style:family="presentation" style:parent-style-name="Prezentace_25_20EN1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outline7" style:display-name="Prezentace%20EN1-outline7" style:family="presentation" style:parent-style-name="Prezentace_25_20EN1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outline8" style:display-name="Prezentace%20EN1-outline8" style:family="presentation" style:parent-style-name="Prezentace_25_20EN1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outline9" style:display-name="Prezentace%20EN1-outline9" style:family="presentation" style:parent-style-name="Prezentace_25_20EN1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subtitle" style:display-name="Prezentace%20EN1-subtitle" style:family="presentation">
      <style:graphic-properties draw:stroke="none" draw:fill="none" draw:textarea-vertical-align="middle">
        <text:list-style style:name="Prezentace_25_20EN1-subtitle" style:display-name="Prezentace%20EN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1-title" style:display-name="Prezentace%20EN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EN1-title" style:display-name="Prezentace%20EN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EN2-background" style:display-name="Prezentace%20EN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EN2-backgroundobjects" style:display-name="Prezentace%20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EN2-notes" style:display-name="Prezentace%20EN2-notes" style:family="presentation">
      <style:graphic-properties draw:stroke="none" draw:fill="none">
        <text:list-style style:name="Prezentace_25_20EN2-notes" style:display-name="Prezentace%20EN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EN2-outline1" style:display-name="Prezentace%20EN2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Prezentace_25_20EN2-outline1" style:display-name="Prezentace%20EN2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2-outline2" style:display-name="Prezentace%20EN2-outline2" style:family="presentation" style:parent-style-name="Prezentace_25_20EN2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EN2-outline3" style:display-name="Prezentace%20EN2-outline3" style:family="presentation" style:parent-style-name="Prezentace_25_20EN2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EN2-outline4" style:display-name="Prezentace%20EN2-outline4" style:family="presentation" style:parent-style-name="Prezentace_25_20EN2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outline5" style:display-name="Prezentace%20EN2-outline5" style:family="presentation" style:parent-style-name="Prezentace_25_20EN2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outline6" style:display-name="Prezentace%20EN2-outline6" style:family="presentation" style:parent-style-name="Prezentace_25_20EN2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outline7" style:display-name="Prezentace%20EN2-outline7" style:family="presentation" style:parent-style-name="Prezentace_25_20EN2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outline8" style:display-name="Prezentace%20EN2-outline8" style:family="presentation" style:parent-style-name="Prezentace_25_20EN2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outline9" style:display-name="Prezentace%20EN2-outline9" style:family="presentation" style:parent-style-name="Prezentace_25_20EN2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subtitle" style:display-name="Prezentace%20EN2-subtitle" style:family="presentation">
      <style:graphic-properties draw:stroke="none" draw:fill="none" draw:textarea-vertical-align="middle">
        <text:list-style style:name="Prezentace_25_20EN2-subtitle" style:display-name="Prezentace%20EN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2-title" style:display-name="Prezentace%20EN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EN2-title" style:display-name="Prezentace%20EN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EN3-background" style:display-name="Prezentace%20EN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EN3-backgroundobjects" style:display-name="Prezentace%20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EN3-notes" style:display-name="Prezentace%20EN3-notes" style:family="presentation">
      <style:graphic-properties draw:stroke="none" draw:fill="none">
        <text:list-style style:name="Prezentace_25_20EN3-notes" style:display-name="Prezentace%20EN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EN3-outline1" style:display-name="Prezentace%20EN3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Prezentace_25_20EN3-outline1" style:display-name="Prezentace%20EN3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3-outline2" style:display-name="Prezentace%20EN3-outline2" style:family="presentation" style:parent-style-name="Prezentace_25_20EN3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EN3-outline3" style:display-name="Prezentace%20EN3-outline3" style:family="presentation" style:parent-style-name="Prezentace_25_20EN3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EN3-outline4" style:display-name="Prezentace%20EN3-outline4" style:family="presentation" style:parent-style-name="Prezentace_25_20EN3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outline5" style:display-name="Prezentace%20EN3-outline5" style:family="presentation" style:parent-style-name="Prezentace_25_20EN3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outline6" style:display-name="Prezentace%20EN3-outline6" style:family="presentation" style:parent-style-name="Prezentace_25_20EN3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outline7" style:display-name="Prezentace%20EN3-outline7" style:family="presentation" style:parent-style-name="Prezentace_25_20EN3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outline8" style:display-name="Prezentace%20EN3-outline8" style:family="presentation" style:parent-style-name="Prezentace_25_20EN3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outline9" style:display-name="Prezentace%20EN3-outline9" style:family="presentation" style:parent-style-name="Prezentace_25_20EN3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subtitle" style:display-name="Prezentace%20EN3-subtitle" style:family="presentation">
      <style:graphic-properties draw:stroke="none" draw:fill="none" draw:textarea-vertical-align="middle">
        <text:list-style style:name="Prezentace_25_20EN3-subtitle" style:display-name="Prezentace%20EN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3-title" style:display-name="Prezentace%20EN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EN3-title" style:display-name="Prezentace%20EN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003cm, 0cm, -0.003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004cm, 0cm, -0.004cm, 0cm)" draw:image-opacity="100%" style:mirror="none"/>
    </style:style>
    <style:style style:name="Mgr6" style:family="graphic" style:parent-style-name="standard" style:list-style-name="ML1">
      <style:graphic-properties draw:stroke="none" draw:fill="solid" draw:fill-color="#ffffff" draw:textarea-horizontal-align="justify" draw:textarea-vertical-align="middle" draw:auto-grow-height="false" fo:min-height="3.153cm" fo:min-width="18.639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1" fo:color="#000000" fo:font-size="100%"/>
      </text:list-level-style-bullet>
      <text:list-level-style-bullet text:level="3" text:bullet-char="•">
        <style:list-level-properties text:space-before="2.54cm"/>
        <style:text-properties style:font-name="Technika1" fo:color="#000000" fo:font-size="100%"/>
      </text:list-level-style-bullet>
      <text:list-level-style-bullet text:level="4" text:bullet-char="•">
        <style:list-level-properties text:space-before="3.81cm"/>
        <style:text-properties style:font-name="Technika1" fo:color="#000000" fo:font-size="100%"/>
      </text:list-level-style-bullet>
      <text:list-level-style-bullet text:level="5" text:bullet-char="•">
        <style:list-level-properties text:space-before="5.08cm"/>
        <style:text-properties style:font-name="Technika1" fo:color="#000000" fo:font-size="100%"/>
      </text:list-level-style-bullet>
      <text:list-level-style-bullet text:level="6" text:bullet-char="•">
        <style:list-level-properties text:space-before="5.08cm"/>
        <style:text-properties style:font-name="Technika1" fo:color="#000000" fo:font-size="100%"/>
      </text:list-level-style-bullet>
      <text:list-level-style-bullet text:level="7" text:bullet-char="•">
        <style:list-level-properties text:space-before="5.08cm"/>
        <style:text-properties style:font-name="Technika1" fo:color="#000000" fo:font-size="100%"/>
      </text:list-level-style-bullet>
      <text:list-level-style-bullet text:level="8" text:bullet-char="•">
        <style:list-level-properties text:space-before="5.08cm"/>
        <style:text-properties style:font-name="Technika1" fo:color="#000000" fo:font-size="100%"/>
      </text:list-level-style-bullet>
      <text:list-level-style-bullet text:level="9" text:bullet-char="•">
        <style:list-level-properties text:space-before="5.08cm"/>
        <style:text-properties style:font-name="Technika1" fo:color="#000000" fo:font-size="100%"/>
      </text:list-level-style-bullet>
      <text:list-level-style-bullet text:level="10" text:bullet-char="•">
        <style:list-level-properties text:space-before="5.08cm"/>
        <style:text-properties style:font-name="Technik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zentace_25_20EN" style:display-name="Prezentace%20EN" style:page-layout-name="PM1" draw:style-name="Mdp1">
      <draw:frame presentation:style-name="Prezentace_25_20EN-title" draw:layer="backgroundobjects" svg:width="21.651cm" svg:height="3.682cm" svg:x="2.998cm" svg:y="4cm" presentation:class="title" presentation:placeholder="true">
        <draw:text-box/>
      </draw:frame>
      <draw:frame presentation:style-name="Prezentace_25_20EN-outline1" draw:layer="backgroundobjects" svg:width="21.651cm" svg:height="10.301cm" svg:x="2.998cm" svg:y="7.998cm" presentation:class="outline" presentation:placeholder="true">
        <draw:text-box/>
      </draw:frame>
      <draw:frame draw:name="Picture 2" draw:style-name="Mgr3" draw:text-style-name="MP5" draw:layer="backgroundobjects" svg:width="4.916cm" svg:height="2.399cm" svg:x="0.75cm" svg:y="0.75cm">
        <draw:image xlink:href="Pictures/10000000000001AA000000D0BF23EB86F2ED8645.jpg" xlink:type="simple" xlink:show="embed" xlink:actuate="onLoad" draw:mime-type="image/jpeg">
          <text:p/>
        </draw:image>
      </draw:frame>
      <presentation:notes style:page-layout-name="PM0">
        <draw:page-thumbnail presentation:style-name="Prezentace_25_20EN-title" draw:layer="backgroundobjects" svg:width="0.001cm" svg:height="0.001cm" svg:x="0cm" svg:y="1.93cm" presentation:class="page"/>
        <draw:frame presentation:style-name="Prezentace_25_20E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EN1" style:display-name="Prezentace%20EN1" style:page-layout-name="PM1" draw:style-name="Mdp1">
      <draw:frame draw:name="Picture 2" draw:style-name="Mgr3" draw:text-style-name="MP5" draw:layer="backgroundobjects" svg:width="4.916cm" svg:height="2.399cm" svg:x="0.75cm" svg:y="0.75cm">
        <draw:image xlink:href="Pictures/10000000000001AA000000D0BF23EB86F2ED8645.jpg" xlink:type="simple" xlink:show="embed" xlink:actuate="onLoad" draw:mime-type="image/jpeg">
          <text:p/>
        </draw:image>
      </draw:frame>
      <draw:frame draw:name="Obrázek 3" draw:style-name="Mgr4" draw:text-style-name="MP5" draw:layer="backgroundobjects" svg:width="27.993cm" svg:height="20.995cm" svg:x="0cm" svg:y="0cm">
        <draw:image xlink:href="Pictures/1000000000000CEA000009AFB9BA35712F263FC0.jpg" xlink:type="simple" xlink:show="embed" xlink:actuate="onLoad" draw:mime-type="image/jpeg">
          <text:p/>
        </draw:image>
      </draw:frame>
      <draw:frame draw:name="Obrázek 5" draw:style-name="Mgr3" draw:text-style-name="MP5" draw:layer="backgroundobjects" svg:width="4.925cm" svg:height="2.399cm" svg:x="0.75cm" svg:y="0.75cm">
        <draw:image xlink:href="Pictures/10000001000001AB000000D083C5F20C5BAC98C0.png" xlink:type="simple" xlink:show="embed" xlink:actuate="onLoad" draw:mime-type="image/png">
          <text:p/>
        </draw:image>
      </draw:frame>
      <draw:frame presentation:style-name="Prezentace_25_20EN1-title" draw:layer="backgroundobjects" svg:width="21.651cm" svg:height="3.682cm" svg:x="2.998cm" svg:y="4cm" presentation:class="title" presentation:placeholder="true">
        <draw:text-box/>
      </draw:frame>
      <draw:frame presentation:style-name="Prezentace_25_20EN1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EN1-title" draw:layer="backgroundobjects" svg:width="0.001cm" svg:height="0.001cm" svg:x="0cm" svg:y="1.93cm" presentation:class="page"/>
        <draw:frame presentation:style-name="Prezentace_25_20EN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EN2" style:display-name="Prezentace%20EN2" style:page-layout-name="PM1" draw:style-name="Mdp1">
      <draw:frame draw:name="Picture 2" draw:style-name="Mgr3" draw:text-style-name="MP5" draw:layer="backgroundobjects" svg:width="4.916cm" svg:height="2.399cm" svg:x="0.75cm" svg:y="0.75cm">
        <draw:image xlink:href="Pictures/10000000000001AA000000D0BF23EB86F2ED8645.jpg" xlink:type="simple" xlink:show="embed" xlink:actuate="onLoad" draw:mime-type="image/jpeg">
          <text:p/>
        </draw:image>
      </draw:frame>
      <draw:frame draw:name="Obrázek 4" draw:style-name="Mgr5" draw:text-style-name="MP5" draw:layer="backgroundobjects" svg:width="27.993cm" svg:height="20.995cm" svg:x="0cm" svg:y="0cm">
        <draw:image xlink:href="Pictures/1000000000000CEA000009AF039BCC80D82BD8E1.jpg" xlink:type="simple" xlink:show="embed" xlink:actuate="onLoad" draw:mime-type="image/jpeg">
          <text:p/>
        </draw:image>
      </draw:frame>
      <draw:frame draw:name="Picture 2" draw:style-name="Mgr3" draw:text-style-name="MP5" draw:layer="backgroundobjects" svg:width="4.916cm" svg:height="2.399cm" svg:x="0.75cm" svg:y="0.75cm">
        <draw:image xlink:href="Pictures/10000000000001AA000000D0BF23EB86F2ED8645.jpg" xlink:type="simple" xlink:show="embed" xlink:actuate="onLoad" draw:mime-type="image/jpeg">
          <text:p/>
        </draw:image>
      </draw:frame>
      <draw:frame presentation:style-name="Prezentace_25_20EN2-title" draw:layer="backgroundobjects" svg:width="21.651cm" svg:height="3.682cm" svg:x="2.998cm" svg:y="4cm" presentation:class="title" presentation:placeholder="true">
        <draw:text-box/>
      </draw:frame>
      <draw:frame presentation:style-name="Prezentace_25_20EN2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EN2-title" draw:layer="backgroundobjects" svg:width="0.001cm" svg:height="0.001cm" svg:x="0cm" svg:y="1.93cm" presentation:class="page"/>
        <draw:frame presentation:style-name="Prezentace_25_20EN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EN3" style:display-name="Prezentace%20EN3" style:page-layout-name="PM1" draw:style-name="Mdp1">
      <draw:frame draw:name="Picture 2" draw:style-name="Mgr3" draw:text-style-name="MP5" draw:layer="backgroundobjects" svg:width="4.916cm" svg:height="2.399cm" svg:x="0.75cm" svg:y="0.75cm">
        <draw:image xlink:href="Pictures/10000000000001AA000000D0BF23EB86F2ED8645.jpg" xlink:type="simple" xlink:show="embed" xlink:actuate="onLoad" draw:mime-type="image/jpeg">
          <text:p/>
        </draw:image>
      </draw:frame>
      <draw:custom-shape draw:name="Obdélník 3" draw:style-name="Mgr6" draw:text-style-name="MP6" draw:layer="backgroundobjects" svg:width="19.139cm" svg:height="3.413cm" svg:x="5.741cm" svg:y="1.023cm">
        <text:p/>
        <draw:enhanced-geometry svg:viewBox="0 0 21600 21600" draw:type="rectangle" draw:enhanced-path="M 0 0 L 21600 0 21600 21600 0 21600 0 0 Z N"/>
      </draw:custom-shape>
      <draw:frame presentation:style-name="Prezentace_25_20EN3-title" draw:layer="backgroundobjects" svg:width="21.651cm" svg:height="3.682cm" svg:x="2.998cm" svg:y="4cm" presentation:class="title" presentation:placeholder="true">
        <draw:text-box/>
      </draw:frame>
      <draw:frame presentation:style-name="Prezentace_25_20EN3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EN3-title" draw:layer="backgroundobjects" svg:width="0.001cm" svg:height="0.001cm" svg:x="0cm" svg:y="1.93cm" presentation:class="page"/>
        <draw:frame presentation:style-name="Prezentace_25_20EN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creation-date>2022-05-23T11:06:39.958237715</meta:creation-date>
    <meta:editing-cycles>2</meta:editing-cycles>
    <meta:editing-duration>PT5M39S</meta:editing-duration>
    <meta:generator>LibreOffice/7.2.6.2$Linux_X86_64 LibreOffice_project/20$Build-2</meta:generator>
    <dc:date>2022-05-23T11:12:18.513206735</dc:date>
    <meta:document-statistic meta:object-count="53"/>
  </office:meta>
</office:document-meta>
</file>